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778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68" calcext:value-type="float">
            <text:p>0.6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89 kWh</text:p>
          </table:table-cell>
          <table:table-cell office:value-type="float" office:value="1169.13" calcext:value-type="float">
            <text:p>1169.13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T-0</text:p>
          </table:table-cell>
          <table:table-cell office:value-type="float" office:value="1350.81" calcext:value-type="float">
            <text:p>1350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25" calcext:value-type="float">
            <text:p>2.25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06 kWh</text:p>
          </table:table-cell>
          <table:table-cell office:value-type="float" office:value="1288.43" calcext:value-type="float">
            <text:p>1288.43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T-0</text:p>
          </table:table-cell>
          <table:table-cell office:value-type="float" office:value="1472.23" calcext:value-type="float">
            <text:p>1472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97" calcext:value-type="float">
            <text:p>1.9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26 kWh</text:p>
          </table:table-cell>
          <table:table-cell office:value-type="float" office:value="1427.88" calcext:value-type="float">
            <text:p>1427.88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T-0</text:p>
          </table:table-cell>
          <table:table-cell office:value-type="float" office:value="1612.11" calcext:value-type="float">
            <text:p>1612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59" calcext:value-type="float">
            <text:p>1.59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99 kWh</text:p>
          </table:table-cell>
          <table:table-cell office:value-type="float" office:value="1227.29" calcext:value-type="float">
            <text:p>1227.29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T-0</text:p>
          </table:table-cell>
          <table:table-cell office:value-type="float" office:value="1408.44" calcext:value-type="float">
            <text:p>1408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.5" calcext:value-type="float">
            <text:p>1.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41 kWh</text:p>
          </table:table-cell>
          <table:table-cell office:value-type="float" office:value="1524.01" calcext:value-type="float">
            <text:p>1524.0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T-0</text:p>
          </table:table-cell>
          <table:table-cell office:value-type="float" office:value="1707.36" calcext:value-type="float">
            <text:p>1707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09" calcext:value-type="float">
            <text:p>2.0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29 kWh</text:p>
          </table:table-cell>
          <table:table-cell office:value-type="float" office:value="1431.85" calcext:value-type="float">
            <text:p>1431.8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T-0</text:p>
          </table:table-cell>
          <table:table-cell office:value-type="float" office:value="1614.19" calcext:value-type="float">
            <text:p>1614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38" calcext:value-type="float">
            <text:p>1.38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14 kWh</text:p>
          </table:table-cell>
          <table:table-cell office:value-type="float" office:value="1319.33" calcext:value-type="float">
            <text:p>1319.3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4.83" calcext:value-type="float">
            <text:p>14.83</text:p>
          </table:table-cell>
          <table:table-cell office:value-type="string" calcext:value-type="string">
            <text:p>T-0</text:p>
          </table:table-cell>
          <table:table-cell office:value-type="float" office:value="1499.16" calcext:value-type="float">
            <text:p>1499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68" calcext:value-type="float">
            <text:p>0.68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13 kWh</text:p>
          </table:table-cell>
          <table:table-cell office:value-type="float" office:value="1306.83" calcext:value-type="float">
            <text:p>1306.8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T-0</text:p>
          </table:table-cell>
          <table:table-cell office:value-type="float" office:value="1485.16" calcext:value-type="float">
            <text:p>1485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91" calcext:value-type="float">
            <text:p>2.91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14 kWh</text:p>
          </table:table-cell>
          <table:table-cell office:value-type="float" office:value="1291.93" calcext:value-type="float">
            <text:p>1291.9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T-0</text:p>
          </table:table-cell>
          <table:table-cell office:value-type="float" office:value="1471.65" calcext:value-type="float">
            <text:p>1471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16" calcext:value-type="float">
            <text:p>1.1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30 kWh</text:p>
          </table:table-cell>
          <table:table-cell office:value-type="float" office:value="1385.07" calcext:value-type="float">
            <text:p>1385.0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T-0</text:p>
          </table:table-cell>
          <table:table-cell office:value-type="float" office:value="1564.18" calcext:value-type="float">
            <text:p>156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0.53" calcext:value-type="float">
            <text:p>0.5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85 kWh</text:p>
          </table:table-cell>
          <table:table-cell office:value-type="float" office:value="1070.95" calcext:value-type="float">
            <text:p>1070.9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T-0</text:p>
          </table:table-cell>
          <table:table-cell office:value-type="float" office:value="1245.6" calcext:value-type="float">
            <text:p>1245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17" calcext:value-type="float">
            <text:p>2.17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71 kWh</text:p>
          </table:table-cell>
          <table:table-cell office:value-type="float" office:value="971.24" calcext:value-type="float">
            <text:p>971.2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T-0</text:p>
          </table:table-cell>
          <table:table-cell office:value-type="float" office:value="1145.88" calcext:value-type="float">
            <text:p>1145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13:33.462000000</meta:creation-date>
    <dc:date>2018-03-27T16:17:56.682000000</dc:date>
    <meta:editing-duration>PT4M23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